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2" style:family="graphic" style:parent-style-name="standard">
      <style:graphic-properties draw:textarea-vertical-align="middle" draw:auto-grow-height="false" fo:min-height="6.227cm" fo:min-width="2.167cm"/>
    </style:style>
    <style:style style:name="gr3" style:family="graphic" style:parent-style-name="standard">
      <style:graphic-properties draw:textarea-horizontal-align="justify" draw:textarea-vertical-align="middle" draw:auto-grow-height="false" fo:min-height="1.174cm" fo:min-width="0.834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0.364cm" fo:min-width="9.914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655cm" fo:min-width="5.84cm"/>
    </style:style>
    <style:style style:name="gr6" style:family="graphic" style:parent-style-name="standard">
      <style:graphic-properties draw:textarea-horizontal-align="justify" draw:textarea-vertical-align="bottom" draw:auto-grow-height="false" fo:min-height="4.322cm" fo:min-width="3.564cm"/>
    </style:style>
    <style:style style:name="gr7" style:family="graphic" style:parent-style-name="standard">
      <style:graphic-properties svg:stroke-color="#ff0000" draw:fill-color="#dee6ef" draw:textarea-horizontal-align="justify" draw:textarea-vertical-align="middle" draw:auto-grow-height="false" fo:min-height="0.893cm" fo:min-width="2.999cm"/>
    </style:style>
    <style:style style:name="gr8" style:family="graphic" style:parent-style-name="standard">
      <style:graphic-properties draw:fill-color="#ffa6a6" draw:textarea-horizontal-align="justify" draw:textarea-vertical-align="middle" draw:auto-grow-height="false" fo:min-height="1.35cm" fo:min-width="1.419cm"/>
    </style:style>
    <style:style style:name="gr9" style:family="graphic" style:parent-style-name="standard">
      <style:graphic-properties draw:fill-color="#ffa6a6" draw:textarea-horizontal-align="justify" draw:textarea-vertical-align="middle" draw:auto-grow-height="false" fo:min-height="1.35cm" fo:min-width="1.306cm"/>
    </style:style>
    <style:style style:name="gr10" style:family="graphic" style:parent-style-name="standard">
      <style:graphic-properties draw:textarea-horizontal-align="justify" draw:textarea-vertical-align="bottom" draw:auto-grow-height="false" fo:min-height="4.449cm" fo:min-width="3.564cm"/>
    </style:style>
    <style:style style:name="gr11" style:family="graphic" style:parent-style-name="standard">
      <style:graphic-properties svg:stroke-color="#ff0000" draw:fill-color="#dee6ef" draw:textarea-horizontal-align="justify" draw:textarea-vertical-align="middle" draw:auto-grow-height="false" fo:min-height="0.925cm" fo:min-width="2.999cm"/>
    </style:style>
    <style:style style:name="gr12" style:family="graphic" style:parent-style-name="standard">
      <style:graphic-properties draw:fill-color="#ffa6a6" draw:textarea-horizontal-align="justify" draw:textarea-vertical-align="middle" draw:auto-grow-height="false" fo:min-height="1.395cm" fo:min-width="1.419cm"/>
    </style:style>
    <style:style style:name="gr13" style:family="graphic" style:parent-style-name="standard">
      <style:graphic-properties draw:fill-color="#ffa6a6" draw:textarea-horizontal-align="justify" draw:textarea-vertical-align="middle" draw:auto-grow-height="false" fo:min-height="1.395cm" fo:min-width="1.306cm"/>
    </style:style>
    <style:style style:name="gr14" style:family="graphic" style:parent-style-name="standard">
      <style:graphic-properties draw:fill-color="#b85c00" draw:textarea-horizontal-align="justify" draw:textarea-vertical-align="bottom" draw:auto-grow-height="false" fo:min-height="4.449cm" fo:min-width="3.564cm"/>
    </style:style>
    <style:style style:name="gr15" style:family="graphic" style:parent-style-name="standard">
      <style:graphic-properties svg:stroke-color="#ff0000" draw:fill-color="#dee6ef" draw:textarea-horizontal-align="justify" draw:textarea-vertical-align="middle" draw:auto-grow-height="false" fo:min-height="0.925cm" fo:min-width="2.858cm"/>
    </style:style>
    <style:style style:name="gr16" style:family="graphic" style:parent-style-name="standard">
      <style:graphic-properties draw:fill-color="#dee7e5" draw:textarea-horizontal-align="justify" draw:textarea-vertical-align="middle" draw:auto-grow-height="false" fo:min-height="1.395cm" fo:min-width="2.929cm"/>
    </style:style>
    <style:style style:name="gr17" style:family="graphic" style:parent-style-name="standard">
      <style:graphic-properties draw:stroke="none" draw:fill-color="#b85c00" draw:textarea-horizontal-align="justify" draw:textarea-vertical-align="bottom" draw:auto-grow-height="false" fo:min-height="4.449cm" fo:min-width="3.564cm"/>
    </style:style>
    <style:style style:name="gr18" style:family="graphic" style:parent-style-name="standard">
      <style:graphic-properties draw:stroke="none" svg:stroke-color="#ff0000" draw:fill-color="#dee6ef" draw:textarea-horizontal-align="justify" draw:textarea-vertical-align="middle" draw:auto-grow-height="false" fo:min-height="0.925cm" fo:min-width="2.999cm"/>
    </style:style>
    <style:style style:name="gr19" style:family="graphic" style:parent-style-name="standard">
      <style:graphic-properties draw:stroke="none" draw:fill-color="#dee6ef" draw:textarea-horizontal-align="justify" draw:textarea-vertical-align="middle" draw:auto-grow-height="false" fo:min-height="1.395cm" fo:min-width="3.07cm"/>
    </style:style>
    <style:style style:name="gr20" style:family="graphic" style:parent-style-name="standard">
      <style:graphic-properties draw:fill-color="#dee6ef" draw:textarea-horizontal-align="justify" draw:textarea-vertical-align="top" draw:auto-grow-height="false" fo:min-height="2.163cm" fo:min-width="9.2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loext:graphic-properties draw:fill-color="#ffa6a6"/>
      <style:paragraph-properties fo:text-align="center"/>
    </style:style>
    <style:style style:name="P7" style:family="paragraph">
      <loext:graphic-properties draw:fill-color="#b85c00"/>
      <style:paragraph-properties fo:text-align="center"/>
    </style:style>
    <style:style style:name="P8" style:family="paragraph">
      <loext:graphic-properties draw:fill-color="#dee7e5"/>
      <style:paragraph-properties fo:text-align="center"/>
    </style:style>
    <style:style style:name="P9" style:family="paragraph">
      <loext:graphic-properties draw:fill-color="#dee6e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2.286cm" svg:x="12.43cm" svg:y="1.381cm">
          <text:p text:style-name="P1">App entry poi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67cm" svg:height="6.477cm" draw:transform="rotate (1.5707963267949) translate (5.444cm 5.572cm)">
          <text:p text:style-name="P2">Router</text:p>
          <text:p text:style-name="P2">State provider</text:p>
          <draw:enhanced-geometry svg:viewBox="0 0 21600 21600" draw:mirror-horizontal="true" draw:text-areas="?f2 ?f7 ?f1 ?f1 ?f7 ?f2 ?f1 ?f1" draw:mirror-vertical="false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" draw:text-style-name="P1" draw:layer="layout" svg:width="2.667cm" svg:height="1.778cm" svg:x="14.589cm" svg:y="4.30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3" draw:layer="layout" svg:width="10.414cm" svg:height="10.614cm" svg:x="9.763cm" svg:y="7.27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34cm" svg:height="1.905cm" draw:transform="skewX (-0.00959931088596881) translate (12.049cm 7.477cm)">
          <text:p text:style-name="P1">Main reducer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4.064cm" svg:height="4.572cm" svg:x="1cm" svg:y="9.001cm">
            <text:p text:style-name="P1">Game 1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5" draw:layer="layout" svg:width="3.499cm" svg:height="1.143cm" svg:x="1.113cm" svg:y="9.573cm">
              <text:p text:style-name="P1">View model</text:p>
              <draw:enhanced-geometry svg:viewBox="0 0 21600 21600" draw:type="rectangle" draw:enhanced-path="M 0 0 L 21600 0 21600 21600 0 21600 0 0 Z N"/>
            </draw:custom-shape>
            <draw:custom-shape draw:style-name="gr8" draw:text-style-name="P6" draw:layer="layout" svg:width="1.919cm" svg:height="1.6cm" svg:x="1.113cm" svg:y="10.944cm">
              <text:p text:style-name="P1">Views</text:p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1.806cm" svg:height="1.6cm" svg:x="3.145cm" svg:y="10.944cm">
              <text:p text:style-name="P1">View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0" draw:text-style-name="P1" draw:layer="layout" svg:width="4.064cm" svg:height="4.699cm" svg:x="5.318cm" svg:y="9.001cm">
            <text:p text:style-name="P1">Game 2</text:p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5" draw:layer="layout" svg:width="3.499cm" svg:height="1.175cm" svg:x="5.431cm" svg:y="9.588cm">
              <text:p text:style-name="P1">View model</text:p>
              <draw:enhanced-geometry svg:viewBox="0 0 21600 21600" draw:type="rectangle" draw:enhanced-path="M 0 0 L 21600 0 21600 21600 0 21600 0 0 Z N"/>
            </draw:custom-shape>
            <draw:custom-shape draw:style-name="gr12" draw:text-style-name="P6" draw:layer="layout" svg:width="1.919cm" svg:height="1.645cm" svg:x="5.431cm" svg:y="10.998cm">
              <text:p text:style-name="P1">Views</text:p>
              <draw:enhanced-geometry svg:viewBox="0 0 21600 21600" draw:type="rectangle" draw:enhanced-path="M 0 0 L 21600 0 21600 21600 0 21600 0 0 Z N"/>
            </draw:custom-shape>
            <draw:custom-shape draw:style-name="gr13" draw:text-style-name="P6" draw:layer="layout" svg:width="1.806cm" svg:height="1.645cm" svg:x="7.463cm" svg:y="10.998cm">
              <text:p text:style-name="P1">View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4" draw:text-style-name="P7" draw:layer="layout" svg:width="4.064cm" svg:height="4.699cm" svg:x="15.732cm" svg:y="12.938cm">
            <text:p text:style-name="P1">Game 2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5" draw:layer="layout" svg:width="3.358cm" svg:height="1.175cm" svg:x="16.086cm" svg:y="13.525cm">
              <text:p text:style-name="P1">reduc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8" draw:layer="layout" svg:width="3.429cm" svg:height="1.645cm" svg:x="16.086cm" svg:y="14.935cm">
              <text:p text:style-name="P1">State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7" draw:text-style-name="P7" draw:layer="layout" svg:width="4.064cm" svg:height="4.699cm" svg:x="9.863cm" svg:y="12.911cm">
            <text:p text:style-name="P1">Game 1</text:p>
            <draw:enhanced-geometry svg:viewBox="0 0 21600 21600" draw:type="rectangle" draw:enhanced-path="M 0 0 L 21600 0 21600 21600 0 21600 0 0 Z N"/>
          </draw:custom-shape>
          <draw:g>
            <draw:custom-shape draw:style-name="gr18" draw:text-style-name="P5" draw:layer="layout" svg:width="3.499cm" svg:height="1.175cm" svg:x="10.076cm" svg:y="13.498cm">
              <text:p text:style-name="P1">reducer</text:p>
              <draw:enhanced-geometry svg:viewBox="0 0 21600 21600" draw:type="rectangle" draw:enhanced-path="M 0 0 L 21600 0 21600 21600 0 21600 0 0 Z N"/>
            </draw:custom-shape>
            <draw:custom-shape draw:style-name="gr19" draw:text-style-name="P5" draw:layer="layout" svg:width="3.57cm" svg:height="1.645cm" svg:x="10.076cm" svg:y="14.908cm">
              <text:p text:style-name="P1">State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20" draw:text-style-name="P9" draw:layer="layout" svg:width="9.779cm" svg:height="2.413cm" svg:x="10.144cm" svg:y="9.636cm">
          <text:p text:style-name="P2">App state</text:p>
          <text:p text:style-name="P2">Game state router</text:p>
          <text:p text:style-name="P2">(Game 1 or Game 2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3T21:03:32.901969699</meta:creation-date>
    <dc:date>2019-11-23T21:30:25.802633516</dc:date>
    <meta:editing-duration>PT26M42S</meta:editing-duration>
    <meta:editing-cycles>25</meta:editing-cycles>
    <meta:generator>LibreOffice/6.3.2.2$Linux_X86_64 LibreOffice_project/30$Build-2</meta:generator>
    <meta:document-statistic meta:object-count="28"/>
  </office:meta>
</office:document-meta>
</file>